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11"/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ooc:=SUM([.A1:.D1]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tes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1" office:value-type="date" office:date-value="1961-11-21">
            <text:p>21.11.61</text:p>
          </table:table-cell>
          <table:table-cell table:number-columns-repeated="6"/>
        </table:table-row>
        <table:table-row table:style-name="ro1">
          <table:table-cell office:value-type="string">
            <text:p>ta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hisisc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hisisd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isisa1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einundvierzig</text:p>
          </table:table-cell>
          <table:table-cell office:value-type="string">
            <text:p>zweiundvierzig</text:p>
          </table:table-cell>
          <table:table-cell office:value-type="string">
            <text:p>dreiundvierzig</text:p>
          </table:table-cell>
          <table:table-cell office:value-type="string">
            <text:p>vierundvierzig</text:p>
          </table:table-cell>
          <table:table-cell office:value-type="string">
            <text:p>fuenfundvierzig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date" office:date-value="2007-05-31">
            <text:p>31.05.07</text:p>
          </table:table-cell>
          <table:table-cell office:value-type="string">
            <text:p>dies hier als Date-Objekt</text:p>
          </table:table-cell>
          <table:table-cell table:number-columns-repeated="5"/>
        </table:table-row>
      </table:table>
      <table:table table:name="Name of Sheet 2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 am sheet 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53" table:default-cell-style-name="Default"/>
        <table:table-row table:style-name="ro1">
          <table:table-cell office:value-type="string">
            <text:p>ganz weit rechts geht’s weiter</text:p>
          </table:table-cell>
          <table:table-cell table:number-columns-repeated="25"/>
          <table:table-cell office:value-type="string">
            <text:p>i am AA</text:p>
          </table:table-cell>
          <table:table-cell office:value-type="string">
            <text:p>i am AB</text:p>
          </table:table-cell>
          <table:table-cell table:number-columns-repeated="24"/>
          <table:table-cell office:value-type="string">
            <text:p>i am BA</text:p>
          </table:table-cell>
        </table:table-row>
      </table:table>
      <table:table table:name="Sheet4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date" office:date-value="2007-06-16">
            <text:p>16.06.07</text:p>
          </table:table-cell>
          <table:table-cell table:number-columns-repeated="4" office:value-type="float" office:value="10">
            <text:p>10</text:p>
          </table:table-cell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5" table:style-name="ce1" office:value-type="date" office:date-value="2007-11-21">
            <text:p>21.11.07</text:p>
          </table:table-cell>
        </table:table-row>
        <table:table-row table:style-name="ro1">
          <table:table-cell table:number-columns-repeated="5" office:value-type="float" office:value="42">
            <text:p>42</text:p>
          </table:table-cell>
        </table:table-row>
        <table:table-row table:style-name="ro1">
          <table:table-cell table:number-columns-repeated="5" office:value-type="string">
            <text:p>ABC</text:p>
          </table:table-cell>
        </table:table-row>
        <table:table-row table:style-name="ro1">
          <table:table-cell table:style-name="ce3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0">10.10.2007</text:date>, <text:time>23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Preymesser</meta:initial-creator>
    <meta:creation-date>2007-05-25T10:26:36</meta:creation-date>
    <dc:creator>Thomas Preymesser</dc:creator>
    <dc:date>2007-10-10T23:09:34</dc:date>
    <dc:language>de-DE</dc:language>
    <meta:editing-cycles>45</meta:editing-cycles>
    <meta:editing-duration>PT22H21M12S</meta:editing-duration>
    <meta:user-defined meta:name="Info 1"/>
    <meta:user-defined meta:name="Info 2"/>
    <meta:user-defined meta:name="Info 3"/>
    <meta:user-defined meta:name="Info 4"/>
    <meta:document-statistic meta:table-count="5" meta:cell-count="72"/>
  </office:meta>
</office:document-meta>
</file>